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dash" draw:stroke-dash="Dashed_20__28_var_29__20_6582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dash" draw:stroke-dash="Dashed_20__28_var_29__20_6583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dash" draw:stroke-dash="Dashed_20__28_var_29__20_6584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9.797cm" svg:y1="14.627cm" svg:x2="9.797cm" svg:y2="15.858cm">
            <text:p/>
          </draw:line>
          <draw:line draw:style-name="gr1" draw:text-style-name="P1" draw:layer="layout" svg:x1="9.804cm" svg:y1="14.639cm" svg:x2="11.404cm" svg:y2="14.639cm">
            <text:p/>
          </draw:line>
          <draw:line draw:style-name="gr1" draw:text-style-name="P1" draw:layer="layout" svg:x1="11.395cm" svg:y1="14.639cm" svg:x2="11.393cm" svg:y2="15.858cm">
            <text:p/>
          </draw:line>
          <draw:line draw:style-name="gr1" draw:text-style-name="P1" draw:layer="layout" svg:x1="9.794cm" svg:y1="15.849cm" svg:x2="11.394cm" svg:y2="15.849cm">
            <text:p/>
          </draw:line>
          <draw:line draw:style-name="gr1" draw:text-style-name="P1" draw:layer="layout" svg:x1="11.395cm" svg:y1="14.64cm" svg:x2="11.798cm" svg:y2="14.237cm">
            <text:p/>
          </draw:line>
          <draw:line draw:style-name="gr1" draw:text-style-name="P1" draw:layer="layout" svg:x1="11.395cm" svg:y1="15.85cm" svg:x2="11.798cm" svg:y2="15.447cm">
            <text:p/>
          </draw:line>
          <draw:line draw:style-name="gr1" draw:text-style-name="P1" draw:layer="layout" svg:x1="9.793cm" svg:y1="14.634cm" svg:x2="10.204cm" svg:y2="14.232cm">
            <text:p/>
          </draw:line>
          <draw:line draw:style-name="gr2" draw:text-style-name="P1" draw:layer="layout" svg:x1="9.801cm" svg:y1="15.843cm" svg:x2="10.204cm" svg:y2="15.44cm">
            <text:p/>
          </draw:line>
          <draw:line draw:style-name="gr1" draw:text-style-name="P1" draw:layer="layout" svg:x1="10.199cm" svg:y1="14.239cm" svg:x2="11.806cm" svg:y2="14.239cm">
            <text:p/>
          </draw:line>
          <draw:line draw:style-name="gr3" draw:text-style-name="P1" draw:layer="layout" svg:x1="10.199cm" svg:y1="15.442cm" svg:x2="11.806cm" svg:y2="15.442cm">
            <text:p/>
          </draw:line>
          <draw:line draw:style-name="gr4" draw:text-style-name="P1" draw:layer="layout" svg:x1="10.192cm" svg:y1="14.238cm" svg:x2="10.192cm" svg:y2="15.442cm">
            <text:p/>
          </draw:line>
          <draw:line draw:style-name="gr1" draw:text-style-name="P1" draw:layer="layout" svg:x1="11.803cm" svg:y1="14.237cm" svg:x2="11.802cm" svg:y2="15.45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582" draw:display-name="Dashed (var) 6582" draw:style="rect" draw:dots1="1" draw:dots1-length="0.029cm" draw:dots2="1" draw:dots2-length="0.029cm" draw:distance="0.029cm"/>
    <draw:stroke-dash draw:name="Dashed_20__28_var_29__20_6583" draw:display-name="Dashed (var) 6583" draw:style="rect" draw:dots1="1" draw:dots1-length="0.029cm" draw:dots2="1" draw:dots2-length="0.029cm" draw:distance="0.029cm"/>
    <draw:stroke-dash draw:name="Dashed_20__28_var_29__20_6584" draw:display-name="Dashed (var) 6584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2:51:49.303063233</meta:creation-date>
    <dc:date>2018-05-18T12:52:02.282960846</dc:date>
    <meta:editing-duration>PT13S</meta:editing-duration>
    <meta:editing-cycles>1</meta:editing-cycles>
    <meta:document-statistic meta:object-count="13"/>
    <meta:generator>LibreOffice/6.0.0.3$MacOSX_X86_64 LibreOffice_project/64a0f66915f38c6217de274f0aa8e15618924765</meta:generator>
  </office:meta>
</office:document-meta>
</file>